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jpeg" manifest:full-path="Pictures/100000000000016D000000D78A6727EF.jpg"/>
  <manifest:file-entry manifest:media-type="" manifest:full-path="Pictures/20000017000008FE0000064ECB889998.svm"/>
  <manifest:file-entry manifest:media-type="" manifest:full-path="Pictures/2000001300000BFE000006693FC029A7.svm"/>
  <manifest:file-entry manifest:media-type="" manifest:full-path="Pictures/200000140000073D000004F714EF0832.svm"/>
  <manifest:file-entry manifest:media-type="" manifest:full-path="Pictures/200000180000093300000669DB445A9A.svm"/>
  <manifest:file-entry manifest:media-type="" manifest:full-path="Pictures/200000110000043D00000408D2109836.svm"/>
  <manifest:file-entry manifest:media-type="" manifest:full-path="Pictures/2000001E00000CD100000669FC887E0D.svm"/>
  <manifest:file-entry manifest:media-type="" manifest:full-path="Pictures/200000130000064E00000408D0E52087.svm"/>
  <manifest:file-entry manifest:media-type="image/png" manifest:full-path="Pictures/100000000000000800000008913C8356.png"/>
  <manifest:file-entry manifest:media-type="" manifest:full-path="Pictures/2000001A00000C18000006D3694AA3EA.svm"/>
  <manifest:file-entry manifest:media-type="" manifest:full-path="Pictures/200000170000084500000722B989B69D.svm"/>
  <manifest:file-entry manifest:media-type="" manifest:full-path="Pictures/2000001500000C18000006695ECF1F8B.svm"/>
  <manifest:file-entry manifest:media-type="image/jpeg" manifest:full-path="Pictures/10000000000000730000007959A73318.jpg"/>
  <manifest:file-entry manifest:media-type="" manifest:full-path="Pictures/2000001A00000DA500000669AB6511E9.svm"/>
  <manifest:file-entry manifest:media-type="image/jpeg" manifest:full-path="Pictures/100000000000016D000000C1429E29C7.jpg"/>
  <manifest:file-entry manifest:media-type="" manifest:full-path="Pictures/20000013000005FF0000030067B687D9.svm"/>
  <manifest:file-entry manifest:media-type="image/jpeg" manifest:full-path="Pictures/10000000000000F9000000D7864A333F.jpg"/>
  <manifest:file-entry manifest:media-type="" manifest:full-path="Pictures/20000018000009D200000669C4C6226C.svm"/>
  <manifest:file-entry manifest:media-type="" manifest:full-path="Pictures/2000001700000845000006696657A0EA.svm"/>
  <manifest:file-entry manifest:media-type="" manifest:full-path="Pictures/2000001A00000CD100000669AF263BAB.svm"/>
  <manifest:file-entry manifest:media-type="" manifest:full-path="Pictures/200000150000064E000007221AB6DAB5.svm"/>
  <manifest:file-entry manifest:media-type="" manifest:full-path="Pictures/200000130000064E0000047260F7BDA4.svm"/>
  <manifest:file-entry manifest:media-type="" manifest:full-path="Pictures/2000001A00000D0600000669D902936C.svm"/>
  <manifest:file-entry manifest:media-type="" manifest:full-path="Pictures/20000012000005110000030076AC0FE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bitmap" draw:fill-image-name="Empty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marker-end="Arrow" draw:marker-end-width="0.2cm" draw:textarea-horizontal-align="center" draw:textarea-vertical-align="middle"/>
    </style:style>
    <style:style style:name="gr7" style:family="graphic" style:parent-style-name="standard">
      <style:graphic-properties svg:stroke-width="0.08cm" draw:marker-start-width="0.26cm" draw:marker-end="Arrow" draw:marker-end-width="0.2cm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/>
    </style:style>
    <style:style style:name="gr10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offset-x="0.21cm" draw:shadow-offset-y="0.21cm" draw:shadow-color="#808080" draw:shadow-opacity="50%"/>
    </style:style>
    <style:style style:name="gr12" style:family="graphic" style:parent-style-name="standard">
      <style:graphic-properties draw:stroke="none" draw:fill="solid" draw:fill-color="#ffffff" draw:opacity="0%" draw:textarea-horizontal-align="justify" draw:textarea-vertical-align="middle" draw:auto-grow-height="false" fo:min-height="0cm" fo:min-width="0cm" draw:shadow-opacity="0%"/>
    </style:style>
    <style:style style:name="gr13" style:family="graphic" style:parent-style-name="standard">
      <style:graphic-properties draw:fill="none" draw:textarea-horizontal-align="center" draw:textarea-vertical-align="middle"/>
    </style:style>
    <style:style style:name="gr14" style:family="graphic" style:parent-style-name="standard">
      <style:graphic-properties svg:stroke-width="0.03cm" svg:stroke-color="#ff0000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15" style:family="graphic" style:parent-style-name="standard">
      <style:graphic-properties svg:stroke-width="0.03cm" svg:stroke-color="#ff0000" draw:marker-start-width="0.36cm" draw:marker-end-width="0.36cm" draw:fill="solid" draw:fill-color="#ffff00" draw:textarea-horizontal-align="center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svg:stroke-width="0.08cm" draw:marker-start-width="0.42cm" draw:marker-end="Arrow" draw:marker-end-width="0.24cm" draw:textarea-horizontal-align="center" draw:textarea-vertical-align="middle" fo:padding-top="0.165cm" fo:padding-bottom="0.165cm" fo:padding-left="0.29cm" fo:padding-right="0.29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9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center" fo:text-indent="0cm"/>
      <style:text-properties fo:font-size="7pt"/>
    </style:style>
    <style:style style:name="P7" style:family="paragraph">
      <style:paragraph-properties fo:margin-left="0cm" fo:margin-right="0cm" fo:text-align="center" fo:text-indent="0cm"/>
      <style:text-properties fo:font-size="10pt"/>
    </style:style>
    <style:style style:name="P8" style:family="paragraph">
      <style:paragraph-properties fo:margin-left="0cm" fo:margin-right="0cm" fo:text-align="center" fo:text-indent="0cm"/>
      <style:text-properties fo:font-size="20pt"/>
    </style:style>
    <style:style style:name="P9" style:family="paragraph">
      <style:paragraph-properties fo:margin-left="0.6cm" fo:margin-right="0cm" fo:text-indent="-0.6cm"/>
    </style:style>
    <style:style style:name="T1" style:family="text">
      <style:text-properties fo:font-size="16pt"/>
    </style:style>
    <style:style style:name="T2" style:family="text">
      <style:text-properties fo:font-family="'Albany AMT'" style:font-pitch="variable" fo:font-size="9pt" style:font-family-asian="'Albany AMT'" style:font-pitch-asian="variable" style:font-family-complex="'Albany AMT'" style:font-pitch-complex="variable"/>
    </style:style>
    <style:style style:name="T3" style:family="text">
      <style:text-properties fo:font-size="9pt"/>
    </style:style>
    <style:style style:name="T4" style:family="text">
      <style:text-properties fo:font-size="7pt"/>
    </style:style>
    <style:style style:name="T5" style:family="text">
      <style:text-properties fo:font-size="10pt"/>
    </style:style>
    <style:style style:name="T6" style:family="text">
      <style:text-properties fo:font-family="'Albany AMT'" style:font-pitch="variable" fo:font-size="10pt" style:font-family-asian="'Albany AMT'" style:font-pitch-asian="variable" style:font-family-complex="'Albany AMT'" style:font-pitch-complex="variable"/>
    </style:style>
    <style:style style:name="T7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20" draw:layer="layout" svg:width="4.7cm" svg:height="1.5cm" svg:x="9.7cm" svg:y="6.4cm">
          <text:p text:style-name="P1"><text:span text:style-name="T1">Fragmentation</text:span><text:span text:style-name="T1"><text:line-break/></text:span><text:span text:style-name="T1">Generator</text:span></text:p>
          <draw:enhanced-geometry svg:viewBox="0 0 21600 21600" draw:type="rectangle" draw:enhanced-path="M 0 0 L 21600 0 21600 21600 0 21600 0 0 Z N"/>
        </draw:custom-shape>
        <draw:rect draw:style-name="gr2" draw:text-style-name="P3" draw:id="id1" draw:layer="layout" svg:width="0.658cm" svg:height="0.557cm" svg:x="11.721cm" svg:y="8.503cm">
          <text:p/>
        </draw:rect>
        <draw:rect draw:style-name="gr3" draw:text-style-name="P3" draw:id="id2" draw:layer="layout" svg:width="0.658cm" svg:height="0.557cm" svg:x="12.204cm" svg:y="9.69cm">
          <text:p/>
        </draw:rect>
        <draw:rect draw:style-name="gr3" draw:text-style-name="P3" draw:id="id3" draw:layer="layout" svg:width="0.659cm" svg:height="0.557cm" svg:x="10.449cm" svg:y="9.69cm">
          <text:p/>
        </draw:rect>
        <draw:rect draw:style-name="gr3" draw:text-style-name="P3" draw:id="id4" draw:layer="layout" svg:width="0.659cm" svg:height="0.557cm" svg:x="13.742cm" svg:y="9.69cm">
          <text:p/>
        </draw:rect>
        <draw:rect draw:style-name="gr3" draw:text-style-name="P3" draw:id="id5" draw:layer="layout" svg:width="0.658cm" svg:height="0.556cm" svg:x="12.643cm" svg:y="10.728cm">
          <text:p/>
        </draw:rect>
        <draw:rect draw:style-name="gr2" draw:text-style-name="P3" draw:id="id6" draw:layer="layout" svg:width="0.658cm" svg:height="0.556cm" svg:x="11.808cm" svg:y="10.728cm">
          <text:p/>
        </draw:rect>
        <draw:rect draw:style-name="gr2" draw:text-style-name="P3" draw:id="id7" draw:layer="layout" svg:width="0.657cm" svg:height="0.556cm" svg:x="9.967cm" svg:y="10.728cm">
          <text:p/>
        </draw:rect>
        <draw:rect draw:style-name="gr2" draw:text-style-name="P3" draw:id="id8" draw:layer="layout" svg:width="0.657cm" svg:height="0.556cm" svg:x="10.976cm" svg:y="10.728cm">
          <text:p/>
        </draw:rect>
        <draw:rect draw:style-name="gr3" draw:text-style-name="P3" draw:id="id9" draw:layer="layout" svg:width="0.656cm" svg:height="0.556cm" svg:x="13.739cm" svg:y="10.728cm">
          <text:p/>
        </draw:rect>
        <draw:rect draw:style-name="gr3" draw:text-style-name="P3" draw:id="id14" draw:layer="layout" svg:width="0.656cm" svg:height="0.556cm" svg:x="13.739cm" svg:y="11.766cm">
          <text:p/>
        </draw:rect>
        <draw:rect draw:style-name="gr3" draw:text-style-name="P3" draw:id="id13" draw:layer="layout" svg:width="0.657cm" svg:height="0.556cm" svg:x="10.976cm" svg:y="11.766cm">
          <text:p/>
        </draw:rect>
        <draw:rect draw:style-name="gr3" draw:text-style-name="P3" draw:id="id12" draw:layer="layout" svg:width="0.657cm" svg:height="0.556cm" svg:x="9.967cm" svg:y="11.766cm">
          <text:p/>
        </draw:rect>
        <draw:rect draw:style-name="gr3" draw:text-style-name="P3" draw:id="id11" draw:layer="layout" svg:width="0.658cm" svg:height="0.556cm" svg:x="11.808cm" svg:y="11.766cm">
          <text:p/>
        </draw:rect>
        <draw:rect draw:style-name="gr3" draw:text-style-name="P3" draw:id="id10" draw:layer="layout" svg:width="0.658cm" svg:height="0.556cm" svg:x="12.645cm" svg:y="11.766cm">
          <text:p/>
        </draw:rect>
        <draw:connector draw:style-name="gr4" draw:text-style-name="P3" draw:layer="layout" draw:type="line" svg:x1="12.05cm" svg:y1="9.06cm" svg:x2="12.533cm" svg:y2="9.69cm" draw:start-shape="id1" draw:start-glue-point="2" draw:end-shape="id2" draw:end-glue-point="0">
          <text:p/>
        </draw:connector>
        <draw:connector draw:style-name="gr4" draw:text-style-name="P3" draw:layer="layout" draw:type="line" svg:x1="12.05cm" svg:y1="9.06cm" svg:x2="10.778cm" svg:y2="9.69cm" draw:start-shape="id1" draw:start-glue-point="2" draw:end-shape="id3" draw:end-glue-point="0">
          <text:p/>
        </draw:connector>
        <draw:connector draw:style-name="gr4" draw:text-style-name="P3" draw:layer="layout" draw:type="line" svg:x1="12.05cm" svg:y1="9.06cm" svg:x2="14.071cm" svg:y2="9.69cm" draw:start-shape="id1" draw:start-glue-point="2" draw:end-shape="id4" draw:end-glue-point="0">
          <text:p/>
        </draw:connector>
        <draw:connector draw:style-name="gr4" draw:text-style-name="P3" draw:id="id21" draw:layer="layout" draw:type="line" svg:x1="12.533cm" svg:y1="10.247cm" svg:x2="12.972cm" svg:y2="10.728cm" draw:start-shape="id2" draw:start-glue-point="2" draw:end-shape="id5" draw:end-glue-point="0">
          <text:p/>
        </draw:connector>
        <draw:connector draw:style-name="gr4" draw:text-style-name="P3" draw:layer="layout" draw:type="line" svg:x1="12.533cm" svg:y1="10.247cm" svg:x2="12.137cm" svg:y2="10.728cm" draw:start-shape="id2" draw:start-glue-point="2" draw:end-shape="id6" draw:end-glue-point="0">
          <text:p/>
        </draw:connector>
        <draw:connector draw:style-name="gr4" draw:text-style-name="P3" draw:layer="layout" draw:type="line" svg:x1="10.778cm" svg:y1="10.247cm" svg:x2="10.295cm" svg:y2="10.728cm" draw:start-shape="id3" draw:start-glue-point="2" draw:end-shape="id7" draw:end-glue-point="0">
          <text:p/>
        </draw:connector>
        <draw:connector draw:style-name="gr4" draw:text-style-name="P3" draw:layer="layout" draw:type="line" svg:x1="10.778cm" svg:y1="10.247cm" svg:x2="11.304cm" svg:y2="10.728cm" draw:start-shape="id3" draw:start-glue-point="2" draw:end-shape="id8" draw:end-glue-point="0">
          <text:p/>
        </draw:connector>
        <draw:connector draw:style-name="gr4" draw:text-style-name="P3" draw:layer="layout" draw:type="line" svg:x1="14.071cm" svg:y1="10.247cm" svg:x2="14.067cm" svg:y2="10.728cm" draw:start-shape="id4" draw:start-glue-point="2" draw:end-shape="id9" draw:end-glue-point="0">
          <text:p/>
        </draw:connector>
        <draw:connector draw:style-name="gr4" draw:text-style-name="P3" draw:layer="layout" draw:type="line" svg:x1="12.972cm" svg:y1="11.284cm" svg:x2="12.974cm" svg:y2="11.766cm" draw:start-shape="id5" draw:start-glue-point="2" draw:end-shape="id10" draw:end-glue-point="0">
          <text:p/>
        </draw:connector>
        <draw:connector draw:style-name="gr4" draw:text-style-name="P3" draw:layer="layout" draw:type="line" svg:x1="12.137cm" svg:y1="11.284cm" svg:x2="12.137cm" svg:y2="11.766cm" draw:start-shape="id6" draw:start-glue-point="2" draw:end-shape="id11" draw:end-glue-point="0">
          <text:p/>
        </draw:connector>
        <draw:connector draw:style-name="gr4" draw:text-style-name="P3" draw:layer="layout" draw:type="line" svg:x1="10.295cm" svg:y1="11.284cm" svg:x2="10.295cm" svg:y2="11.766cm" draw:start-shape="id7" draw:start-glue-point="2" draw:end-shape="id12" draw:end-glue-point="0">
          <text:p/>
        </draw:connector>
        <draw:connector draw:style-name="gr4" draw:text-style-name="P3" draw:layer="layout" draw:type="line" svg:x1="11.304cm" svg:y1="11.284cm" svg:x2="11.304cm" svg:y2="11.766cm" draw:start-shape="id8" draw:start-glue-point="2" draw:end-shape="id13" draw:end-glue-point="0">
          <text:p/>
        </draw:connector>
        <draw:connector draw:style-name="gr4" draw:text-style-name="P3" draw:layer="layout" draw:type="line" svg:x1="14.067cm" svg:y1="11.284cm" svg:x2="14.067cm" svg:y2="11.766cm" draw:start-shape="id9" draw:start-glue-point="2" draw:end-shape="id14" draw:end-glue-point="0">
          <text:p/>
        </draw:connector>
        <draw:rect draw:style-name="gr3" draw:text-style-name="P3" draw:id="id15" draw:layer="layout" svg:width="0.657cm" svg:height="0.555cm" svg:x="9.967cm" svg:y="12.879cm">
          <text:p/>
        </draw:rect>
        <draw:rect draw:style-name="gr3" draw:text-style-name="P3" draw:id="id16" draw:layer="layout" svg:width="0.657cm" svg:height="0.555cm" svg:x="10.976cm" svg:y="12.879cm">
          <text:p/>
        </draw:rect>
        <draw:rect draw:style-name="gr3" draw:text-style-name="P3" draw:id="id17" draw:layer="layout" svg:width="0.658cm" svg:height="0.555cm" svg:x="13.213cm" svg:y="12.879cm">
          <text:p/>
        </draw:rect>
        <draw:rect draw:style-name="gr3" draw:text-style-name="P3" draw:id="id18" draw:layer="layout" svg:width="0.657cm" svg:height="0.555cm" svg:x="14.309cm" svg:y="12.879cm">
          <text:p/>
        </draw:rect>
        <draw:rect draw:style-name="gr3" draw:text-style-name="P3" draw:id="id19" draw:layer="layout" svg:width="0.658cm" svg:height="0.556cm" svg:x="13.213cm" svg:y="13.917cm">
          <text:p/>
        </draw:rect>
        <draw:connector draw:style-name="gr4" draw:text-style-name="P3" draw:layer="layout" draw:type="line" svg:x1="10.295cm" svg:y1="12.322cm" svg:x2="10.295cm" svg:y2="12.879cm" draw:start-shape="id12" draw:start-glue-point="2" draw:end-shape="id15" draw:end-glue-point="0">
          <text:p/>
        </draw:connector>
        <draw:connector draw:style-name="gr4" draw:text-style-name="P3" draw:layer="layout" draw:type="line" svg:x1="11.304cm" svg:y1="12.322cm" svg:x2="11.304cm" svg:y2="12.879cm" draw:start-shape="id13" draw:start-glue-point="2" draw:end-shape="id16" draw:end-glue-point="0">
          <text:p/>
        </draw:connector>
        <draw:connector draw:style-name="gr4" draw:text-style-name="P3" draw:layer="layout" draw:type="line" svg:x1="14.067cm" svg:y1="12.322cm" svg:x2="13.542cm" svg:y2="12.879cm" draw:start-shape="id14" draw:start-glue-point="2" draw:end-shape="id17" draw:end-glue-point="0">
          <text:p/>
        </draw:connector>
        <draw:connector draw:style-name="gr4" draw:text-style-name="P3" draw:layer="layout" draw:type="line" svg:x1="14.067cm" svg:y1="12.322cm" svg:x2="14.637cm" svg:y2="12.879cm" draw:start-shape="id14" draw:start-glue-point="2" draw:end-shape="id18" draw:end-glue-point="0">
          <text:p/>
        </draw:connector>
        <draw:connector draw:style-name="gr4" draw:text-style-name="P3" draw:layer="layout" draw:type="line" svg:x1="13.542cm" svg:y1="13.434cm" svg:x2="13.542cm" svg:y2="13.917cm" draw:start-shape="id17" draw:start-glue-point="2" draw:end-shape="id19" draw:end-glue-point="0">
          <text:p/>
        </draw:connector>
        <draw:frame draw:style-name="gr5" draw:text-style-name="P3" draw:layer="layout" svg:width="0.657cm" svg:height="0.293cm" svg:x="11.702cm" svg:y="8.637cm">
          <draw:image xlink:href="Pictures/2000001300000BFE000006693FC029A7.svm" xlink:type="simple" xlink:show="embed" xlink:actuate="onLoad">
            <text:p/>
          </draw:image>
        </draw:frame>
        <draw:frame draw:style-name="gr5" draw:text-style-name="P3" draw:layer="layout" svg:width="0.658cm" svg:height="0.293cm" svg:x="12.186cm" svg:y="9.801cm">
          <draw:image xlink:href="Pictures/2000001500000C18000006695ECF1F8B.svm" xlink:type="simple" xlink:show="embed" xlink:actuate="onLoad">
            <text:p/>
          </draw:image>
        </draw:frame>
        <draw:frame draw:style-name="gr5" draw:text-style-name="P3" draw:layer="layout" svg:width="0.658cm" svg:height="0.278cm" svg:x="10.458cm" svg:y="9.801cm">
          <draw:image xlink:href="Pictures/2000001E00000CD100000669FC887E0D.svm" xlink:type="simple" xlink:show="embed" xlink:actuate="onLoad">
            <text:p/>
          </draw:image>
        </draw:frame>
        <draw:frame draw:style-name="gr5" draw:text-style-name="P3" draw:layer="layout" svg:width="0.658cm" svg:height="0.277cm" svg:x="13.748cm" svg:y="9.838cm">
          <draw:image xlink:href="Pictures/2000001A00000CD100000669AF263BAB.svm" xlink:type="simple" xlink:show="embed" xlink:actuate="onLoad">
            <text:p/>
          </draw:image>
        </draw:frame>
        <draw:frame draw:style-name="gr5" draw:text-style-name="P3" draw:layer="layout" svg:width="0.556cm" svg:height="0.408cm" svg:x="12.727cm" svg:y="10.786cm">
          <draw:image xlink:href="Pictures/200000170000084500000722B989B69D.svm" xlink:type="simple" xlink:show="embed" xlink:actuate="onLoad">
            <text:p/>
          </draw:image>
        </draw:frame>
        <draw:frame draw:style-name="gr5" draw:text-style-name="P3" draw:layer="layout" svg:width="0.426cm" svg:height="0.408cm" svg:x="11.979cm" svg:y="10.805cm">
          <draw:image xlink:href="Pictures/200000150000064E000007221AB6DAB5.svm" xlink:type="simple" xlink:show="embed" xlink:actuate="onLoad">
            <text:p/>
          </draw:image>
        </draw:frame>
        <draw:frame draw:style-name="gr5" draw:text-style-name="P3" draw:layer="layout" svg:width="0.685cm" svg:height="0.371cm" svg:x="12.629cm" svg:y="11.904cm">
          <draw:image xlink:href="Pictures/200000130000064E00000408D0E52087.svm" xlink:type="simple" xlink:show="embed" xlink:actuate="onLoad">
            <text:p/>
          </draw:image>
        </draw:frame>
        <draw:frame draw:style-name="gr5" draw:text-style-name="P3" draw:layer="layout" svg:width="0.504cm" svg:height="0.409cm" svg:x="11.986cm" svg:y="11.887cm">
          <draw:image xlink:href="Pictures/200000110000043D00000408D2109836.svm" xlink:type="simple" xlink:show="embed" xlink:actuate="onLoad">
            <text:p/>
          </draw:image>
        </draw:frame>
        <draw:frame draw:style-name="gr5" draw:text-style-name="P3" draw:layer="layout" svg:width="0.571cm" svg:height="0.232cm" svg:x="9.996cm" svg:y="10.862cm">
          <draw:image xlink:href="Pictures/2000001A00000D0600000669D902936C.svm" xlink:type="simple" xlink:show="embed" xlink:actuate="onLoad">
            <text:p/>
          </draw:image>
        </draw:frame>
        <draw:frame draw:style-name="gr5" draw:text-style-name="P3" draw:layer="layout" svg:width="0.657cm" svg:height="0.311cm" svg:x="10.976cm" svg:y="10.84cm">
          <draw:image xlink:href="Pictures/2000001A00000C18000006D3694AA3EA.svm" xlink:type="simple" xlink:show="embed" xlink:actuate="onLoad">
            <text:p/>
          </draw:image>
        </draw:frame>
        <draw:frame draw:style-name="gr5" draw:text-style-name="P3" draw:layer="layout" svg:width="0.659cm" svg:height="0.259cm" svg:x="13.742cm" svg:y="10.862cm">
          <draw:image xlink:href="Pictures/2000001A00000DA500000669AB6511E9.svm" xlink:type="simple" xlink:show="embed" xlink:actuate="onLoad">
            <text:p/>
          </draw:image>
        </draw:frame>
        <draw:frame draw:style-name="gr5" draw:text-style-name="P3" draw:layer="layout" svg:width="0.657cm" svg:height="0.385cm" svg:x="9.967cm" svg:y="11.866cm">
          <draw:image xlink:href="Pictures/200000180000093300000669DB445A9A.svm" xlink:type="simple" xlink:show="embed" xlink:actuate="onLoad">
            <text:p/>
          </draw:image>
        </draw:frame>
        <draw:frame draw:style-name="gr5" draw:text-style-name="P3" draw:layer="layout" svg:width="0.571cm" svg:height="0.37cm" svg:x="10.034cm" svg:y="12.973cm">
          <draw:image xlink:href="Pictures/2000001700000845000006696657A0EA.svm" xlink:type="simple" xlink:show="embed" xlink:actuate="onLoad">
            <text:p/>
          </draw:image>
        </draw:frame>
        <draw:frame draw:style-name="gr5" draw:text-style-name="P3" draw:layer="layout" svg:width="0.571cm" svg:height="0.329cm" svg:x="10.994cm" svg:y="11.894cm">
          <draw:image xlink:href="Pictures/200000140000073D000004F714EF0832.svm" xlink:type="simple" xlink:show="embed" xlink:actuate="onLoad">
            <text:p/>
          </draw:image>
        </draw:frame>
        <draw:frame draw:style-name="gr5" draw:text-style-name="P3" draw:layer="layout" svg:width="0.683cm" svg:height="0.409cm" svg:x="10.96cm" svg:y="12.902cm">
          <draw:image xlink:href="Pictures/200000130000064E0000047260F7BDA4.svm" xlink:type="simple" xlink:show="embed" xlink:actuate="onLoad">
            <text:p/>
          </draw:image>
        </draw:frame>
        <draw:frame draw:style-name="gr5" draw:text-style-name="P3" draw:layer="layout" svg:width="0.57cm" svg:height="0.311cm" svg:x="13.821cm" svg:y="11.878cm">
          <draw:image xlink:href="Pictures/20000018000009D200000669C4C6226C.svm" xlink:type="simple" xlink:show="embed" xlink:actuate="onLoad">
            <text:p/>
          </draw:image>
        </draw:frame>
        <draw:frame draw:style-name="gr5" draw:text-style-name="P3" draw:layer="layout" svg:width="0.57cm" svg:height="0.337cm" svg:x="14.397cm" svg:y="12.954cm">
          <draw:image xlink:href="Pictures/20000017000008FE0000064ECB889998.svm" xlink:type="simple" xlink:show="embed" xlink:actuate="onLoad">
            <text:p/>
          </draw:image>
        </draw:frame>
        <draw:frame draw:style-name="gr5" draw:text-style-name="P3" draw:layer="layout" svg:width="0.675cm" svg:height="0.284cm" svg:x="13.24cm" svg:y="13.002cm">
          <draw:image xlink:href="Pictures/20000013000005FF0000030067B687D9.svm" xlink:type="simple" xlink:show="embed" xlink:actuate="onLoad">
            <text:p/>
          </draw:image>
        </draw:frame>
        <draw:frame draw:style-name="gr5" draw:text-style-name="P3" draw:layer="layout" svg:width="0.569cm" svg:height="0.284cm" svg:x="13.344cm" svg:y="14.041cm">
          <draw:image xlink:href="Pictures/20000012000005110000030076AC0FE1.svm" xlink:type="simple" xlink:show="embed" xlink:actuate="onLoad">
            <text:p/>
          </draw:image>
        </draw:frame>
        <draw:connector draw:style-name="gr4" draw:text-style-name="P3" draw:layer="layout" draw:type="line" svg:x1="14.071cm" svg:y1="10.247cm" svg:x2="12.974cm" svg:y2="11.766cm" draw:start-shape="id4" draw:start-glue-point="2" draw:end-shape="id10" draw:end-glue-point="0">
          <text:p/>
        </draw:connector>
        <draw:connector draw:style-name="gr6" draw:text-style-name="P3" draw:layer="layout" draw:type="line" svg:x1="12.05cm" svg:y1="7.9cm" svg:x2="12.05cm" svg:y2="8.503cm" draw:start-shape="id20" draw:start-glue-point="2" draw:end-shape="id1" draw:end-glue-point="0">
          <text:p/>
        </draw:connector>
        <draw:connector draw:style-name="gr7" draw:text-style-name="P3" draw:layer="layout" draw:type="lines" draw:line-skew="2.028cm" svg:x1="12.752cm" svg:y1="10.487cm" svg:x2="15.484cm" svg:y2="14.642cm" draw:start-shape="id21" draw:start-glue-point="0">
          <text:p/>
        </draw:connector>
        <draw:custom-shape draw:style-name="gr8" draw:text-style-name="P3" draw:id="id23" draw:layer="layout" svg:width="9cm" svg:height="2.5cm" svg:x="8.24cm" svg:y="14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5" draw:text-style-name="P3" draw:layer="layout" svg:width="2.2cm" svg:height="1.32cm" svg:x="8.73cm" svg:y="15.27cm">
          <draw:image xlink:href="Pictures/100000000000016D000000D78A6727EF.jpg" xlink:type="simple" xlink:show="embed" xlink:actuate="onLoad">
            <text:p/>
          </draw:image>
        </draw:frame>
        <draw:frame draw:style-name="gr5" draw:text-style-name="P3" draw:layer="layout" svg:width="1.5cm" svg:height="1.29cm" svg:x="13.733cm" svg:y="15.381cm">
          <draw:image xlink:href="Pictures/10000000000000F9000000D7864A333F.jpg" xlink:type="simple" xlink:show="embed" xlink:actuate="onLoad">
            <text:p/>
          </draw:image>
        </draw:frame>
        <draw:rect draw:style-name="gr9" draw:text-style-name="P1" draw:layer="layout" svg:width="1cm" svg:height="1cm" svg:x="15.14cm" svg:y="15.7cm">
          <text:p text:style-name="P1">+</text:p>
        </draw:rect>
        <draw:line draw:style-name="gr10" draw:text-style-name="P3" draw:layer="layout" svg:x1="11.44cm" svg:y1="16cm" svg:x2="13.44cm" svg:y2="16cm">
          <text:p/>
        </draw:line>
        <draw:frame draw:style-name="gr5" draw:text-style-name="P3" draw:layer="layout" svg:width="0.973cm" svg:height="1.023cm" svg:x="15.967cm" svg:y="15.6cm">
          <draw:image xlink:href="Pictures/10000000000000730000007959A73318.jpg" xlink:type="simple" xlink:show="embed" xlink:actuate="onLoad">
            <text:p/>
          </draw:image>
        </draw:frame>
        <draw:rect draw:style-name="gr9" draw:text-style-name="P4" draw:layer="layout" svg:width="1cm" svg:height="1cm" svg:x="11.94cm" svg:y="16.1cm">
          <text:p text:style-name="P4"><text:span text:style-name="T2">α</text:span><text:span text:style-name="T3">-cleavage</text:span></text:p>
        </draw:rect>
        <draw:rect draw:style-name="gr9" draw:text-style-name="P4" draw:layer="layout" svg:width="1cm" svg:height="1cm" svg:x="11.94cm" svg:y="14.9cm">
          <text:p text:style-name="P4"><text:span text:style-name="T3">P=0.865%</text:span></text:p>
        </draw:rect>
        <draw:custom-shape draw:style-name="gr11" draw:text-style-name="P5" draw:layer="layout" svg:width="2.722cm" svg:height="3.084cm" svg:x="11.278cm" svg:y="1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722cm" svg:height="3.084cm" svg:x="11.224cm" svg:y="1.1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722cm" svg:height="3.083cm" svg:x="11.154cm" svg:y="1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2.722cm" svg:height="3.084cm" svg:x="11.076cm" svg:y="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1.122cm" svg:y1="3.218cm" svg:x2="13.844cm" svg:y2="3.218cm">
          <text:p/>
        </draw:line>
        <draw:custom-shape draw:style-name="gr11" draw:text-style-name="P5" draw:layer="layout" svg:width="2.723cm" svg:height="3.084cm" svg:x="10.966cm" svg:y="1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0.966cm" svg:y1="3.374cm" svg:x2="13.689cm" svg:y2="3.374cm">
          <text:p/>
        </draw:line>
        <draw:custom-shape draw:style-name="gr11" draw:text-style-name="P5" draw:layer="layout" svg:width="2.722cm" svg:height="3.084cm" svg:x="10.812cm" svg:y="1.6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0.812cm" svg:y1="3.529cm" svg:x2="13.534cm" svg:y2="3.529cm">
          <text:p/>
        </draw:line>
        <draw:custom-shape draw:style-name="gr11" draw:text-style-name="P5" draw:layer="layout" svg:width="2.722cm" svg:height="3.083cm" svg:x="10.656cm" svg:y="1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0.656cm" svg:y1="3.686cm" svg:x2="13.378cm" svg:y2="3.686cm">
          <text:p/>
        </draw:line>
        <draw:custom-shape draw:style-name="gr11" draw:text-style-name="P5" draw:layer="layout" svg:width="2.722cm" svg:height="3.084cm" svg:x="10.5cm" svg:y="1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369cm" svg:height="0.365cm" svg:x="10.644cm" svg:y="2.793cm">
          <text:p text:style-name="P1"><text:span text:style-name="T4">50</text:span></text:p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366cm" svg:height="0.365cm" svg:x="10.572cm" svg:y="2.09cm">
          <text:p text:style-name="P1"><text:span text:style-name="T4">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368cm" svg:height="0.366cm" svg:x="10.682cm" svg:y="3.148cm">
          <text:p text:style-name="P1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367cm" svg:height="0.365cm" svg:x="10.865cm" svg:y="3.404cm">
          <text:p text:style-name="P1"><text:span text:style-name="T4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368cm" svg:height="0.365cm" svg:x="11.857cm" svg:y="3.404cm">
          <text:p text:style-name="P1"><text:span text:style-name="T4">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0.366cm" svg:height="0.365cm" svg:x="12.814cm" svg:y="3.404cm">
          <text:p text:style-name="P1"><text:span text:style-name="T4">1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13" draw:text-style-name="P3" draw:layer="layout" svg:width="1.946cm" svg:height="1.131cm" svg:x="11.05cm" svg:y="2.236cm">
          <text:p/>
        </draw:rect>
        <draw:line draw:style-name="gr4" draw:text-style-name="P3" draw:layer="layout" svg:x1="10.975cm" svg:y1="2.82cm" svg:x2="11.03cm" svg:y2="2.82cm">
          <text:p/>
        </draw:line>
        <draw:line draw:style-name="gr4" draw:text-style-name="P3" draw:layer="layout" svg:x1="10.975cm" svg:y1="2.82cm" svg:x2="11.03cm" svg:y2="2.82cm">
          <text:p/>
        </draw:line>
        <draw:line draw:style-name="gr4" draw:text-style-name="P3" draw:layer="layout" svg:x1="10.975cm" svg:y1="2.236cm" svg:x2="11.03cm" svg:y2="2.236cm">
          <text:p/>
        </draw:line>
        <draw:line draw:style-name="gr4" draw:text-style-name="P3" draw:layer="layout" svg:x1="10.975cm" svg:y1="3.367cm" svg:x2="11.03cm" svg:y2="3.367cm">
          <text:p/>
        </draw:line>
        <draw:line draw:style-name="gr4" draw:text-style-name="P3" draw:layer="layout" svg:x1="10.975cm" svg:y1="2.82cm" svg:x2="11.03cm" svg:y2="2.82cm">
          <text:p/>
        </draw:line>
        <draw:line draw:style-name="gr4" draw:text-style-name="P3" draw:layer="layout" svg:x1="11.05cm" svg:y1="3.367cm" svg:x2="11.05cm" svg:y2="3.421cm">
          <text:p/>
        </draw:line>
        <draw:line draw:style-name="gr4" draw:text-style-name="P3" draw:layer="layout" svg:x1="12.004cm" svg:y1="3.367cm" svg:x2="12.004cm" svg:y2="3.421cm">
          <text:p/>
        </draw:line>
        <draw:line draw:style-name="gr4" draw:text-style-name="P3" draw:layer="layout" svg:x1="12.996cm" svg:y1="3.367cm" svg:x2="12.996cm" svg:y2="3.421cm">
          <text:p/>
        </draw:line>
        <draw:line draw:style-name="gr4" draw:text-style-name="P3" draw:layer="layout" svg:x1="12.996cm" svg:y1="3.367cm" svg:x2="12.996cm" svg:y2="3.421cm">
          <text:p/>
        </draw:line>
        <draw:line draw:style-name="gr14" draw:text-style-name="P3" draw:layer="layout" svg:x1="12.445cm" svg:y1="3.361cm" svg:x2="12.445cm" svg:y2="3.178cm">
          <text:p/>
        </draw:line>
        <draw:line draw:style-name="gr14" draw:text-style-name="P3" draw:layer="layout" svg:x1="12.886cm" svg:y1="3.368cm" svg:x2="12.886cm" svg:y2="3.185cm">
          <text:p/>
        </draw:line>
        <draw:line draw:style-name="gr14" draw:text-style-name="P3" draw:layer="layout" svg:x1="11.454cm" svg:y1="3.367cm" svg:x2="11.454cm" svg:y2="3.003cm">
          <text:p/>
        </draw:line>
        <draw:line draw:style-name="gr14" draw:text-style-name="P3" draw:layer="layout" svg:x1="11.491cm" svg:y1="3.367cm" svg:x2="11.491cm" svg:y2="3.185cm">
          <text:p/>
        </draw:line>
        <draw:line draw:style-name="gr15" draw:text-style-name="P3" draw:layer="layout" svg:x1="11.344cm" svg:y1="3.367cm" svg:x2="11.344cm" svg:y2="3.185cm">
          <text:p/>
        </draw:line>
        <draw:line draw:style-name="gr14" draw:text-style-name="P3" draw:layer="layout" svg:x1="11.82cm" svg:y1="3.367cm" svg:x2="11.82cm" svg:y2="2.82cm">
          <text:p/>
        </draw:line>
        <draw:line draw:style-name="gr14" draw:text-style-name="P3" draw:layer="layout" svg:x1="11.894cm" svg:y1="3.367cm" svg:x2="11.894cm" svg:y2="3.003cm">
          <text:p/>
        </draw:line>
        <draw:line draw:style-name="gr14" draw:text-style-name="P3" draw:layer="layout" svg:x1="12.298cm" svg:y1="3.367cm" svg:x2="12.298cm" svg:y2="3.185cm">
          <text:p/>
        </draw:line>
        <draw:line draw:style-name="gr14" draw:text-style-name="P3" draw:layer="layout" svg:x1="12.373cm" svg:y1="3.367cm" svg:x2="12.373cm" svg:y2="2.274cm">
          <text:p/>
        </draw:line>
        <draw:frame draw:style-name="gr5" draw:text-style-name="P3" draw:layer="layout" svg:width="1.626cm" svg:height="0.852cm" svg:x="11.2cm" svg:y="3.993cm">
          <draw:image xlink:href="Pictures/100000000000016D000000C1429E29C7.jpg" xlink:type="simple" xlink:show="embed" xlink:actuate="onLoad">
            <text:p/>
          </draw:image>
        </draw:frame>
        <draw:line draw:style-name="gr4" draw:text-style-name="P3" draw:layer="layout" svg:x1="10.5cm" svg:y1="3.838cm" svg:x2="13.222cm" svg:y2="3.838cm">
          <text:p/>
        </draw:line>
        <draw:line draw:style-name="gr4" draw:text-style-name="P3" draw:layer="layout" svg:x1="8.4cm" svg:y1="3.4cm" svg:x2="10.9cm" svg:y2="5.9cm">
          <text:p/>
        </draw:line>
        <draw:line draw:style-name="gr4" draw:text-style-name="P3" draw:layer="layout" svg:x1="13cm" svg:y1="5.88cm" svg:x2="15.5cm" svg:y2="3.38cm">
          <text:p/>
        </draw:line>
        <draw:line draw:style-name="gr4" draw:text-style-name="P3" draw:layer="layout" svg:x1="10.9cm" svg:y1="5.9cm" svg:x2="10.9cm" svg:y2="6.4cm">
          <text:p/>
        </draw:line>
        <draw:line draw:style-name="gr4" draw:text-style-name="P3" draw:layer="layout" svg:x1="13cm" svg:y1="5.9cm" svg:x2="13cm" svg:y2="6.4cm">
          <text:p/>
        </draw:line>
        <draw:custom-shape draw:style-name="gr1" draw:text-style-name="P1" draw:layer="layout" svg:width="5cm" svg:height="1.5cm" svg:x="5.1cm" svg:y="1.6cm">
          <text:p text:style-name="P1">NIST <text:span text:style-name="T1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7" draw:id="id22" draw:layer="layout" svg:width="3.5cm" svg:height="3.33cm" svg:x="15.5cm" svg:y="5.48cm">
          <text:p text:style-name="P7"><text:span text:style-name="T5">Reaction Rules</text:span><text:span text:style-name="T5"><text:line-break/></text:span><text:span text:style-name="T5"/></text:p>
          <text:p text:style-name="P7"><text:span text:style-name="T5">Elimination</text:span></text:p>
          <text:p text:style-name="P7"><text:span text:style-name="T5">H-rearrangement</text:span></text:p>
          <text:p text:style-name="P7"><text:span text:style-name="T5">Inductive cleavage</text:span></text:p>
          <text:p text:style-name="P7"><text:span text:style-name="T5">.</text:span></text:p>
          <text:p text:style-name="P7"><text:span text:style-name="T5">.</text:span></text:p>
          <text:p text:style-name="P7"><text:span text:style-name="T6">α</text:span><text:span text:style-name="T5">-cleav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5.5cm" svg:y1="6cm" svg:x2="19cm" svg:y2="6cm">
          <text:p/>
        </draw:line>
        <draw:connector draw:style-name="gr16" draw:text-style-name="P3" draw:layer="layout" draw:type="line" svg:x1="15.5cm" svg:y1="7.145cm" svg:x2="14.4cm" svg:y2="7.15cm" draw:start-shape="id22" draw:start-glue-point="3" draw:end-shape="id20" draw:end-glue-point="1">
          <text:p/>
        </draw:connector>
        <draw:custom-shape draw:style-name="gr17" draw:text-style-name="P3" draw:layer="layout" svg:width="0.5cm" svg:height="5cm" svg:x="8.5cm" svg:y="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7" draw:layer="layout" svg:width="3cm" svg:height="1.5cm" svg:x="5cm" svg:y="10.9cm">
          <text:p text:style-name="P7"><text:span text:style-name="T5">data about</text:span><text:span text:style-name="T5"><text:line-break/></text:span><text:span text:style-name="T5">Inductive cleav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7" draw:id="id24" draw:layer="layout" svg:width="3cm" svg:height="1.5cm" svg:x="5cm" svg:y="13cm">
          <text:p text:style-name="P7"><text:span text:style-name="T5">data about</text:span><text:span text:style-name="T5"><text:line-break/></text:span><text:span text:style-name="T6">α</text:span><text:span text:style-name="T6">-cleav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9" draw:text-style-name="P8" draw:layer="layout" svg:width="1cm" svg:height="1cm" svg:x="5.64cm" svg:y="12cm">
          <text:p text:style-name="P8"><text:span text:style-name="T7">...</text:span></text:p>
        </draw:rect>
        <draw:custom-shape draw:style-name="gr18" draw:text-style-name="P7" draw:layer="layout" svg:width="3cm" svg:height="1.5cm" svg:x="5cm" svg:y="9.5cm">
          <text:p text:style-name="P7"><text:span text:style-name="T5">data about</text:span><text:span text:style-name="T5"><text:line-break/></text:span><text:span text:style-name="T5">H-rearrangemen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7" draw:layer="layout" svg:width="3cm" svg:height="1.5cm" svg:x="5cm" svg:y="8.1cm">
          <text:p text:style-name="P7"><text:span text:style-name="T5">data about</text:span><text:span text:style-name="T5"><text:line-break/></text:span><text:span text:style-name="T6">Elimination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9" draw:text-style-name="P3" draw:layer="layout" svg:x1="8.24cm" svg:y1="16.049cm" svg:x2="6.499cm" svg:y2="14.5cm" draw:start-shape="id23" draw:start-glue-point="5" draw:end-shape="id24" draw:end-glue-point="7">
          <text:p/>
        </draw:connector>
        <presentation:notes draw:style-name="dp2">
          <draw:page-thumbnail draw:style-name="gr20" draw:layer="layout" svg:width="14.849cm" svg:height="11.137cm" svg:x="3.069cm" svg:y="2.257cm" draw:page-number="1" presentation:class="page"/>
          <draw:frame presentation:style-name="pr1" draw:text-style-name="P9" draw:layer="layout" svg:width="16.79cm" svg:height="13.366cm" svg:x="2.098cm" svg:y="14.108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pitch-asian="variable" style:font-size-asian="44pt" style:font-style-asian="normal" style:font-weight-asian="normal" style:font-family-complex="'Albany AMT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pitch-asian="variable" style:font-size-asian="20pt" style:font-style-asian="normal" style:font-weight-asian="normal" style:font-family-complex="'Albany AMT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'Albany AMT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9cm" svg:height="1.048cm" svg:x="16.812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9cm" svg:height="1.048cm" svg:x="16.812cm" svg:y="19.94cm">
        <draw:text-box>
          <text:p text:style-name="P3"><text:span text:style-name="T1"><text:page-number>1</text:page-number></text:span></text:p>
        </draw:text-box>
      </draw:frame>
      <draw:page-thumbnail draw:layer="backgroundobjects" svg:width="5.94cm" svg:height="4.454cm" svg:x="2.97cm" svg:y="4.016cm" draw:page-number="1"/>
      <draw:page-thumbnail draw:layer="backgroundobjects" svg:width="5.94cm" svg:height="4.454cm" svg:x="11.881cm" svg:y="4.016cm"/>
      <draw:page-thumbnail draw:layer="backgroundobjects" svg:width="5.94cm" svg:height="4.454cm" svg:x="20.792cm" svg:y="4.016cm"/>
      <draw:page-thumbnail draw:layer="backgroundobjects" svg:width="5.94cm" svg:height="4.454cm" svg:x="2.97cm" svg:y="12.517cm"/>
      <draw:page-thumbnail draw:layer="backgroundobjects" svg:width="5.94cm" svg:height="4.454cm" svg:x="11.881cm" svg:y="12.517cm"/>
      <draw:page-thumbnail draw:layer="backgroundobjects" svg:width="5.94cm" svg:height="4.454cm" svg:x="20.792cm" svg:y="12.517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4.849cm" svg:height="11.137cm" svg:x="3.069cm" svg:y="2.257cm" presentation:class="page"/>
        <draw:frame presentation:style-name="Default-notes" draw:layer="backgroundobjects" svg:width="16.79cm" svg:height="13.365cm" svg:x="2.098cm" svg:y="14.108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8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8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4-02T10:27:39</meta:creation-date>
    <dc:date>2007-04-02T14:37:18</dc:date>
    <meta:print-date>2007-04-02T13:48:20</meta:print-date>
    <dc:language>en-US</dc:language>
    <meta:editing-cycles>9</meta:editing-cycles>
    <meta:editing-duration>PT2H49M59S</meta:editing-duration>
    <meta:user-defined meta:name="Info 1"/>
    <meta:user-defined meta:name="Info 2"/>
    <meta:user-defined meta:name="Info 3"/>
    <meta:user-defined meta:name="Info 4"/>
    <meta:document-statistic meta:object-count="145"/>
  </office:meta>
</office:document-meta>
</file>